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1" calcext:value-type="float">
            <text:p>0,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cipy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cip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cip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" calcext:value-type="float">
            <text:p>0,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scipy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scip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scip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tting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duré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6:10:48.553254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2:18:32.485352802</meta:creation-date>
    <meta:generator>LibreOffice/6.4.7.2$Linux_X86_64 LibreOffice_project/40$Build-2</meta:generator>
    <dc:date>2021-08-09T16:26:40.946399444</dc:date>
    <meta:editing-duration>PT23M47S</meta:editing-duration>
    <meta:editing-cycles>3</meta:editing-cycles>
    <meta:document-statistic meta:table-count="1" meta:cell-count="51" meta:object-count="0"/>
  </office:meta>
</office:document-meta>
</file>